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0e552"/>
    </style:style>
    <style:style style:name="P2" style:family="paragraph" style:parent-style-name="Standard">
      <style:text-properties officeooo:rsid="0023abc4" officeooo:paragraph-rsid="0023abc4"/>
    </style:style>
    <style:style style:name="P3" style:family="paragraph" style:parent-style-name="Standard">
      <style:paragraph-properties fo:margin-left="0cm" fo:margin-right="0cm" fo:text-align="start" style:justify-single-word="false" fo:text-indent="0cm" style:auto-text-indent="false"/>
      <style:text-properties fo:color="#000000" officeooo:rsid="0026301d" officeooo:paragraph-rsid="0026301d"/>
    </style:style>
    <style:style style:name="P4" style:family="paragraph" style:parent-style-name="Standard">
      <style:text-properties fo:color="#000000" style:font-name="Monospace" fo:font-size="10pt" officeooo:rsid="00256ad2" officeooo:paragraph-rsid="00256ad2" style:font-size-asian="10pt"/>
    </style:style>
    <style:style style:name="P5" style:family="paragraph" style:parent-style-name="Standard">
      <style:text-properties fo:color="#000000" style:font-name="Monospace" fo:font-size="10pt" officeooo:rsid="00256ad2" officeooo:paragraph-rsid="002aae5d" style:font-size-asian="10pt"/>
    </style:style>
    <style:style style:name="P6" style:family="paragraph" style:parent-style-name="Standard">
      <style:text-properties fo:color="#000000" style:font-name="Monospace" fo:font-size="10pt" officeooo:rsid="001f2949" officeooo:paragraph-rsid="00256ad2" style:font-size-asian="10pt"/>
    </style:style>
    <style:style style:name="P7" style:family="paragraph" style:parent-style-name="Standard">
      <style:text-properties fo:color="#000000" style:font-name="Monospace" fo:font-size="10pt" officeooo:rsid="001f2949" officeooo:paragraph-rsid="001f2949" style:font-size-asian="10pt"/>
    </style:style>
    <style:style style:name="P8" style:family="paragraph" style:parent-style-name="Standard">
      <style:text-properties fo:color="#000000" style:font-name="Monospace" fo:font-size="10pt" officeooo:rsid="001dd5e3" officeooo:paragraph-rsid="001dd5e3" style:font-size-asian="10pt"/>
    </style:style>
    <style:style style:name="P9" style:family="paragraph" style:parent-style-name="Standard">
      <style:text-properties fo:color="#000000" style:font-name="Monospace" fo:font-size="10pt" officeooo:rsid="001dd5e3" officeooo:paragraph-rsid="0020e552" style:font-size-asian="10pt"/>
    </style:style>
    <style:style style:name="P10" style:family="paragraph" style:parent-style-name="Standard">
      <style:text-properties fo:color="#000000" style:font-name="Monospace" fo:font-size="10pt" officeooo:rsid="0020e552" officeooo:paragraph-rsid="0020e552" style:font-size-asian="10pt"/>
    </style:style>
    <style:style style:name="P11" style:family="paragraph" style:parent-style-name="Standard">
      <style:text-properties fo:color="#000000" style:font-name="Monospace" fo:font-size="10pt" officeooo:rsid="0023abc4" officeooo:paragraph-rsid="0023abc4"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56ad2" officeooo:paragraph-rsid="00256ad2" style:font-size-asian="10pt"/>
    </style:style>
    <style:style style:name="P1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6301d" officeooo:paragraph-rsid="0026301d"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9bda5" officeooo:paragraph-rsid="0029bda5" style:font-size-asian="10pt"/>
    </style:style>
    <style:style style:name="P1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ee8d9" officeooo:paragraph-rsid="002ee8d9" style:font-size-asian="10pt"/>
    </style:style>
    <style:style style:name="P17"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303827" officeooo:paragraph-rsid="00303827" style:font-size-asian="10pt"/>
    </style:style>
    <style:style style:name="P1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325548" officeooo:paragraph-rsid="00325548" style:font-size-asian="10pt"/>
    </style:style>
    <style:style style:name="P19" style:family="paragraph" style:parent-style-name="Standard">
      <style:paragraph-properties fo:margin-left="0cm" fo:margin-right="0cm" fo:text-align="start" style:justify-single-word="false" fo:text-indent="0cm" style:auto-text-indent="false"/>
      <style:text-properties fo:color="#000000"/>
    </style:style>
    <style:style style:name="T1" style:family="text">
      <style:text-properties style:font-name="Monospace" fo:font-size="10pt" style:font-size-asian="10pt"/>
    </style:style>
    <style:style style:name="T2" style:family="text">
      <style:text-properties style:font-name="Monospace" fo:font-size="10pt" officeooo:rsid="00280a00" style:font-size-asian="10pt"/>
    </style:style>
    <style:style style:name="T3" style:family="text">
      <style:text-properties style:font-name="Monospace" fo:font-size="10pt" style:font-size-asian="10pt"/>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1dd5e3" style:font-size-asian="10pt"/>
    </style:style>
    <style:style style:name="T6" style:family="text">
      <style:text-properties officeooo:rsid="002a2e9e"/>
    </style:style>
    <style:style style:name="T7" style:family="text">
      <style:text-properties officeooo:rsid="0031c0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p>
      <text:p text:style-name="P4"/>
      <text:p text:style-name="P6">Avec J48 :</text:p>
      <text:p text:style-name="P7"/>
      <text:p text:style-name="P8">Correctly Classified Instances <text:s text:c="8"/>116 <text:s text:c="14"/>96.6667 %</text:p>
      <text:p text:style-name="P12">Incorrectly Classified Instances <text:s text:c="8"/>4 <text:s text:c="15"/>3.3333 %</text:p>
      <text:p text:style-name="P12">Kappa statistic <text:s text:c="25"/>0.96 <text:s/></text:p>
      <text:p text:style-name="P12">Mean absolute error <text:s text:c="21"/>0.0133</text:p>
      <text:p text:style-name="P12">Root mean squared error <text:s text:c="17"/>0.1033</text:p>
      <text:p text:style-name="P12">Relative absolute error <text:s text:c="17"/>4.7895 %</text:p>
      <text:p text:style-name="P12">Root relative squared error <text:s text:c="12"/>27.7204 %</text:p>
      <text:p text:style-name="P9">Total Number of Instances <text:s text:c="13"/>120</text:p>
      <text:p text:style-name="P9"/>
      <text:p text:style-name="P9"/>
      <text:p text:style-name="P9"/>
      <text:p text:style-name="P10">Avec Naive Bayes (multinomial) :</text:p>
      <text:p text:style-name="P10"/>
      <text:p text:style-name="P10">Correctly Classified Instances <text:s text:c="8"/>101 <text:s text:c="14"/>84.1667 %</text:p>
      <text:p text:style-name="P12">Incorrectly Classified Instances <text:s text:c="7"/>19 <text:s text:c="14"/>15.8333 %</text:p>
      <text:p text:style-name="P12">Kappa statistic <text:s text:c="25"/>0.81 <text:s/></text:p>
      <text:p text:style-name="P12">Mean absolute error <text:s text:c="21"/>0.0514</text:p>
      <text:p text:style-name="P12">Root mean squared error <text:s text:c="17"/>0.2219</text:p>
      <text:p text:style-name="P12">Relative absolute error <text:s text:c="16"/>18.5074 %</text:p>
      <text:p text:style-name="P12">Root relative squared error <text:s text:c="12"/>59.5522 %</text:p>
      <text:p text:style-name="P1"><text:span text:style-name="T4">Total Number of Instances <text:s text:c="13"/>120 <text:s/></text:span><text:span text:style-name="T5"><text:s text:c="4"/></text:span></text:p>
      <text:p text:style-name="P9"/>
      <text:p text:style-name="P9"/>
      <text:p text:style-name="P2"><text:span text:style-name="T5">A</text:span><text:span text:style-name="T4">vec une SVM :</text:span></text:p>
      <text:p text:style-name="P11"/>
      <text:p text:style-name="P11">Correctly Classified Instances <text:s text:c="9"/>78 <text:s text:c="14"/>65 <text:s text:c="5"/>%</text:p>
      <text:p text:style-name="P12">Incorrectly Classified Instances <text:s text:c="7"/>42 <text:s text:c="14"/>35 <text:s text:c="5"/>%</text:p>
      <text:p text:style-name="P12">Kappa statistic <text:s text:c="25"/>0.58 <text:s/></text:p>
      <text:p text:style-name="P12">Mean absolute error <text:s text:c="21"/>0.2365</text:p>
      <text:p text:style-name="P12">Root mean squared error <text:s text:c="17"/>0.3324</text:p>
      <text:p text:style-name="P12">Relative absolute error <text:s text:c="16"/>85.1333 %</text:p>
      <text:p text:style-name="P12">Root relative squared error <text:s text:c="12"/>89.1939 %</text:p>
      <text:p text:style-name="P12">Total Number of Instances <text:s text:c="13"/>120 <text:s text:c="4"/></text:p>
      <text:p text:style-name="P12"/>
      <text:p text:style-name="P12"/>
      <text:p text:style-name="P12"/>
      <text:p text:style-name="P12"/>
      <text:p text:style-name="P12"/>
      <text:p text:style-name="P13">7.</text:p>
      <text:p text:style-name="P13"/>
      <text:p text:style-name="P3"><text:span text:style-name="T1">Avec J48 + reduced error pruning (-R</text:span><text:span text:style-name="T2">)</text:span></text:p>
      <text:p text:style-name="P14"/>
      <text:p text:style-name="P13">Correctly Classified Instances <text:s text:c="8"/>119 <text:s text:c="14"/>99.1667 %</text:p>
      <text:p text:style-name="P12">Incorrectly Classified Instances <text:s text:c="8"/>1 <text:s text:c="15"/>0.8333 %</text:p>
      <text:p text:style-name="P12">Kappa statistic <text:s text:c="25"/>0.99 <text:s/></text:p>
      <text:p text:style-name="P12">Mean absolute error <text:s text:c="21"/>0.0956</text:p>
      <text:p text:style-name="P12">Root mean squared error <text:s text:c="17"/>0.1331</text:p>
      <text:p text:style-name="P12">Relative absolute error <text:s text:c="16"/>34.4185 %</text:p>
      <text:p text:style-name="P12">Root relative squared error <text:s text:c="12"/>35.7173 %</text:p>
      <text:p text:style-name="P12">Total Number of Instances <text:s text:c="13"/>120 <text:s text:c="4"/></text:p>
      <text:p text:style-name="P13"/>
      <text:p text:style-name="P15">Pour Naive Bayes <text:span text:style-name="T6">et SVM</text:span>, aucun paramètre ne change les résultats</text:p>
      <text:p text:style-name="P15"/>
      <text:p text:style-name="P15"/>
      <text:p text:style-name="P16">8.</text:p>
      <text:p text:style-name="P16"/>
      <text:p text:style-name="P16">Pour J48 :</text:p>
      <text:p text:style-name="P16"/>
      <text:p text:style-name="P16"><text:soft-page-break/>Correctly Classified Instances <text:s text:c="9"/>23 <text:s text:c="14"/>76.6667 %</text:p>
      <text:p text:style-name="P19"><text:span text:style-name="T1">Incorrectly Classified Instances <text:s text:c="8"/>7 <text:s text:c="14"/>23.3333 %</text:span></text:p>
      <text:p text:style-name="P19"><text:span text:style-name="T1">Kappa statistic <text:s text:c="25"/>0.72 <text:s/></text:span></text:p>
      <text:p text:style-name="P19"><text:span text:style-name="T1">Mean absolute error <text:s text:c="21"/>0.0802</text:span></text:p>
      <text:p text:style-name="P19"><text:span text:style-name="T1">Root mean squared error <text:s text:c="17"/>0.2792</text:span></text:p>
      <text:p text:style-name="P19"><text:span text:style-name="T1">Relative absolute error <text:s text:c="16"/>28.8571 %</text:span></text:p>
      <text:p text:style-name="P19"><text:span text:style-name="T1">Root relative squared error <text:s text:c="12"/>74.9149 %</text:span></text:p>
      <text:p text:style-name="P19"><text:span text:style-name="T1">Total Number of Instances <text:s text:c="14"/>30 <text:s text:c="4"/></text:span></text:p>
      <text:p text:style-name="P16"/>
      <text:p text:style-name="P16"/>
      <text:p text:style-name="P17">Pour Naïve Bayes <text:span text:style-name="T7">(multinomial)</text:span>:</text:p>
      <text:p text:style-name="P17"/>
      <text:p text:style-name="P17">Correctly Classified Instances <text:s text:c="9"/>26 <text:s text:c="14"/>86.6667 %</text:p>
      <text:p text:style-name="P19"><text:span text:style-name="T1">Incorrectly Classified Instances <text:s text:c="8"/>4 <text:s text:c="14"/>13.3333 %</text:span></text:p>
      <text:p text:style-name="P19"><text:span text:style-name="T1">Kappa statistic <text:s text:c="25"/>0.84 <text:s/></text:span></text:p>
      <text:p text:style-name="P19"><text:span text:style-name="T1">Mean absolute error <text:s text:c="21"/>0.0471</text:span></text:p>
      <text:p text:style-name="P19"><text:span text:style-name="T1">Root mean squared error <text:s text:c="17"/>0.2087</text:span></text:p>
      <text:p text:style-name="P19"><text:span text:style-name="T1">Relative absolute error <text:s text:c="16"/>16.9496 %</text:span></text:p>
      <text:p text:style-name="P19"><text:span text:style-name="T1">Root relative squared error <text:s text:c="12"/>55.9892 %</text:span></text:p>
      <text:p text:style-name="P17">Total Number of Instances <text:s text:c="14"/>30 <text:s/></text:p>
      <text:p text:style-name="P17"/>
      <text:p text:style-name="P17"/>
      <text:p text:style-name="P17">Pour SVM :</text:p>
      <text:p text:style-name="P17"/>
      <text:p text:style-name="P17">Correctly Classified Instances <text:s text:c="9"/>21 <text:s text:c="14"/>70 <text:s text:c="5"/>%</text:p>
      <text:p text:style-name="P19"><text:span text:style-name="T1">Incorrectly Classified Instances <text:s text:c="8"/>9 <text:s text:c="14"/>30 <text:s text:c="5"/>%</text:span></text:p>
      <text:p text:style-name="P19"><text:span text:style-name="T1">Kappa statistic <text:s text:c="25"/>0.64 <text:s/></text:span></text:p>
      <text:p text:style-name="P19"><text:span text:style-name="T1">Mean absolute error <text:s text:c="21"/>0.2348</text:span></text:p>
      <text:p text:style-name="P19"><text:span text:style-name="T1">Root mean squared error <text:s text:c="17"/>0.3299</text:span></text:p>
      <text:p text:style-name="P19"><text:span text:style-name="T1">Relative absolute error <text:s text:c="16"/>84.5333 %</text:span></text:p>
      <text:p text:style-name="P19"><text:span text:style-name="T1">Root relative squared error <text:s text:c="12"/>88.5237 %</text:span></text:p>
      <text:p text:style-name="P17">Total Number of Instances <text:s text:c="14"/>30 <text:s/></text:p>
      <text:p text:style-name="P17"/>
      <text:p text:style-name="P17"/>
      <text:p text:style-name="P17"/>
      <text:p text:style-name="P17"/>
      <text:p text:style-name="P17"/>
      <text:p text:style-name="P18">Même si les scores du Naïve Bayes et de la SVM sont plus élevés avec la simple évaluation du jeu de test, les valeurs enregistrées après la validation croisée sont beaucoup plus représentatives des performances réelles de l’algorithme. Ici, la simple chance a dû nous aider à avoir de meilleurs résul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4:34:48.046766739</meta:creation-date>
    <dc:date>2019-10-30T01:15:31.538283933</dc:date>
    <meta:editing-duration>PT8H27M38S</meta:editing-duration>
    <meta:editing-cycles>18</meta:editing-cycles>
    <meta:generator>LibreOffice/6.0.7.3$Linux_X86_64 LibreOffice_project/00m0$Build-3</meta:generator>
    <meta:document-statistic meta:table-count="0" meta:image-count="0" meta:object-count="0" meta:page-count="2" meta:paragraph-count="68" meta:word-count="374" meta:character-count="3435" meta:non-whitespace-character-count="2026"/>
  </office:meta>
</office:document-meta>
</file>